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P41" style:family="paragraph" style:parent-style-name="Text_20_body">
      <style:paragraph-properties fo:margin-top="0.3335in" fo:margin-bottom="0in" style:contextual-spacing="false"/>
      <style:text-properties officeooo:paragraph-rsid="001f10c3"/>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
      <text:h text:style-name="P25" text:outline-level="1"><text:bookmark-start text:name="__RefHeading___Toc1914_3246451801"/><text:soft-page-break/>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6:14:29.158000000</dc:date>
    <meta:editing-cycles>27</meta:editing-cycles>
    <meta:editing-duration>P5DT6H6M36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